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33744e"/>
    </style:style>
    <style:style style:name="P2" style:family="paragraph" style:parent-style-name="Standard">
      <style:paragraph-properties fo:text-align="center" style:justify-single-word="false"/>
      <style:text-properties fo:font-size="16pt" fo:font-weight="bold" officeooo:rsid="001ad934" officeooo:paragraph-rsid="001ad934"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ad934" officeooo:paragraph-rsid="001ad934"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c3495" officeooo:paragraph-rsid="001c349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1ad934" officeooo:paragraph-rsid="001ad93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3495" officeooo:paragraph-rsid="001c34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f0a6c" officeooo:paragraph-rsid="001f0a6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1c9f6" officeooo:paragraph-rsid="0021c9f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c9f6" officeooo:paragraph-rsid="0028268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35e1e" officeooo:paragraph-rsid="00235e1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5e1e" officeooo:paragraph-rsid="0028268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445f7" officeooo:paragraph-rsid="002445f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45f7" officeooo:paragraph-rsid="00282686"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font-weight="normal" officeooo:rsid="0028a215" officeooo:paragraph-rsid="0028a21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2445f7" officeooo:paragraph-rsid="002445f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445f7" officeooo:paragraph-rsid="0028268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8a215" officeooo:paragraph-rsid="0028a215"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font-size="12pt" fo:font-style="normal" fo:font-weight="normal" officeooo:rsid="0028a215" officeooo:paragraph-rsid="0028a21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fo:font-size="20pt" fo:font-weight="bold" officeooo:rsid="001ad934" officeooo:paragraph-rsid="001ad934"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14pt" fo:font-weight="normal" officeooo:rsid="001ad934" officeooo:paragraph-rsid="001ad934"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1f0a6c" officeooo:paragraph-rsid="001f0a6c"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1f0a6c" officeooo:paragraph-rsid="002e8638"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1ad934" officeooo:paragraph-rsid="001ad934"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c3495" officeooo:paragraph-rsid="001c3495"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style="italic" fo:font-weight="normal" officeooo:rsid="002445f7" officeooo:paragraph-rsid="002445f7"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italic" fo:font-weight="normal" officeooo:rsid="0028a215" officeooo:paragraph-rsid="0028a215" style:font-size-asian="14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officeooo:paragraph-rsid="00328e5c"/>
    </style:style>
    <style:style style:name="T1" style:family="text">
      <style:text-properties officeooo:rsid="001c3495"/>
    </style:style>
    <style:style style:name="T2" style:family="text">
      <style:text-properties fo:font-size="14pt" fo:font-weight="normal" officeooo:rsid="001f0a6c" style:font-size-asian="12.25pt" style:font-weight-asian="normal" style:font-size-complex="14pt" style:font-weight-complex="normal"/>
    </style:style>
    <style:style style:name="T3" style:family="text">
      <style:text-properties fo:font-size="14pt" fo:font-weight="normal" officeooo:rsid="002e8638" style:font-size-asian="12.25pt" style:font-weight-asian="normal" style:font-size-complex="14pt" style:font-weight-complex="normal"/>
    </style:style>
    <style:style style:name="T4" style:family="text">
      <style:text-properties fo:font-size="14pt" fo:font-style="italic" fo:font-weight="normal" officeooo:rsid="001f0a6c" style:font-size-asian="12.25pt" style:font-style-asian="italic" style:font-weight-asian="normal" style:font-size-complex="14pt" style:font-style-complex="italic" style:font-weight-complex="normal"/>
    </style:style>
    <style:style style:name="T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 style:family="text">
      <style:text-properties fo:font-weight="normal" style:font-weight-asian="normal" style:font-weight-complex="normal"/>
    </style:style>
    <style:style style:name="T7" style:family="text">
      <style:text-properties officeooo:rsid="00235e1e"/>
    </style:style>
    <style:style style:name="T8" style:family="text">
      <style:text-properties officeooo:rsid="002445f7"/>
    </style:style>
    <style:style style:name="T9" style:family="text">
      <style:text-properties officeooo:rsid="002793d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35815d" style:font-size-asian="12pt" style:font-weight-asian="normal" style:font-size-complex="12pt" style:font-weight-complex="normal"/>
    </style:style>
    <style:style style:name="T1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2445f7" style:font-style-asian="normal" style:font-style-complex="normal"/>
    </style:style>
    <style:style style:name="T15" style:family="text">
      <style:text-properties fo:font-style="normal" officeooo:rsid="0039d34a"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8a215"/>
    </style:style>
    <style:style style:name="T18" style:family="text">
      <style:text-properties officeooo:rsid="002c595c"/>
    </style:style>
    <style:style style:name="T19" style:family="text">
      <style:text-properties officeooo:rsid="0039d3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oftware Requirement Specification (SRS) Documentation</text:p>
      <text:p text:style-name="P2"/>
      <text:p text:style-name="P2"/>
      <text:p text:style-name="P20">Project Name: <text:s/>Chess-Simulator</text:p>
      <text:p text:style-name="P20">Date: <text:s text:c="16"/><text:span text:style-name="T1">26</text:span>-<text:span text:style-name="T1">February</text:span>-2025</text:p>
      <text:p text:style-name="P20">Version: <text:s text:c="11"/>0.0.1</text:p>
      <text:p text:style-name="P20">By: <text:s text:c="19"/><text:span text:style-name="T1">Tejas Kayande and </text:span>Sammed Burse</text:p>
      <text:p text:style-name="P20"/>
      <text:p text:style-name="P3">1 <text:s/>Introduction</text:p>
      <text:p text:style-name="P20"/>
      <text:p text:style-name="P20">1.1 Application Scope</text:p>
      <text:p text:style-name="P20"/>
      <text:p text:style-name="P5">Application focuses on creating a user friendly chess application that follows the UI standards of other leading chess applications. <text:span text:style-name="T1">The focus is also on creating a highly performant and memory efficent application for the low end computers.</text:span></text:p>
      <text:p text:style-name="P5"/>
      <text:p text:style-name="P23">1.2 Intendent Audiance</text:p>
      <text:p text:style-name="P23"/>
      <text:p text:style-name="P5">The application is aimed at avid chess players that enjoy casual games of chess, and like to study opening theories and practice their stratergies by playing with stranger and friends. This application also involves an AI engine to further enhance the studies, which also makes for a reletively strong openent to practice opening theories and tactics.</text:p>
      <text:p text:style-name="P5"/>
      <text:p text:style-name="P24">1.3 Intended Use</text:p>
      <text:p text:style-name="P6"/>
      <text:p text:style-name="P6">The application is well suited for chess player that are familiar with some basic chess terminologies and gameplay. Its intended use involves analysis of games and position evaluation with the help of built in AI engine.</text:p>
      <text:p text:style-name="P6"/>
      <text:p text:style-name="P4">2 <text:s/>Requirements</text:p>
      <text:p text:style-name="P4"/>
      <text:p text:style-name="P21">2.1 Functional Requirements</text:p>
      <text:p text:style-name="P21"/>
      <text:p text:style-name="P25">Core Machanics</text:p>
      <text:p text:style-name="P7"/>
      <text:p text:style-name="P9">Rendering <text:span text:style-name="T14">– </text:span><text:span text:style-name="T7">The application should display the 8x8 Chess Board on the screen on a window that is interactive and responds with very low latency.</text:span></text:p>
      <text:p text:style-name="P8"/>
      <text:p text:style-name="P11">Piece Movement <text:span text:style-name="T14">– </text:span>The user should be able to move the Chess Pieces on the board <text:span text:style-name="T8">on any square.</text:span></text:p>
      <text:p text:style-name="P10"/>
      <text:p text:style-name="P13">Move Validation <text:span text:style-name="T13">– </text:span>The moves made by the user should be validated by checking them against the traditional rules of chess, and only allow the moves that are legal.</text:p>
      <text:p text:style-name="P12"/>
      <text:p text:style-name="P13">Special Moves <text:span text:style-name="T13">– </text:span>The application must supports special moves like castling and en-passant.</text:p>
      <text:p text:style-name="P12"/>
      <text:p text:style-name="P13"><text:soft-page-break/>Game State Detection <text:span text:style-name="T13">– </text:span>The application should keep track of the position on the board and respect the traditional conclusions of a chess match, i.e, Checks, Checmate and Stalemate.</text:p>
      <text:p text:style-name="P12"/>
      <text:p text:style-name="P25">User Interaction &amp; Interface</text:p>
      <text:p text:style-name="P25"/>
      <text:p text:style-name="P16">Piece Selection and Movement – The user should be to select the pieces on the board and then drag them to the square to move the piece to that square.</text:p>
      <text:p text:style-name="P15"/>
      <text:p text:style-name="P16"><text:span text:style-name="Strong_20_Emphasis"><text:span text:style-name="T6">Move Highlighting – </text:span></text:span><text:s/><text:span text:style-name="T9">The latest move on the board and v</text:span>alid moves <text:span text:style-name="T9">for the currently selected piece should be visually indicated</text:span>. Although the application should also have a way to turn this feature off in case any user finds in annoying.</text:p>
      <text:p text:style-name="P15"/>
      <text:p text:style-name="P15"><text:span text:style-name="Strong_20_Emphasis"><text:span text:style-name="T6">Move History Tracking</text:span></text:span> – The application must maintain and display a history of moves made during the game. <text:span text:style-name="T17">It should also have a feature to continue the game from the history into different moves.</text:span></text:p>
      <text:p text:style-name="P15"/>
      <text:p text:style-name="P17">Visual and Audio Effects <text:span text:style-name="T8">– </text:span>The application must play sounds when a move is made and it should also have basic animation for dragging of piece for a smoother user experience.</text:p>
      <text:p text:style-name="P17"/>
      <text:p text:style-name="P26">Game Modes &amp; Features</text:p>
      <text:p text:style-name="P17"/>
      <text:p text:style-name="P18"><text:span text:style-name="Strong_20_Emphasis"><text:span text:style-name="T6">Player-vs-Player Mode</text:span></text:span> – The <text:span text:style-name="T18">application</text:span> must allow <text:span text:style-name="T19">for 2 players to play each other on the same computer system where the turn is automatically altered after a move is made</text:span></text:p>
      <text:p text:style-name="P18"><text:span text:style-name="Strong_20_Emphasis"><text:span text:style-name="T6">AI Opponent</text:span></text:span> – The application should include a<text:span text:style-name="T19">n option to play againts the built in AI engine or any external engines like stockfist</text:span> </text:p>
      <text:p text:style-name="P14"><text:span text:style-name="Strong_20_Emphasis"><text:span text:style-name="T16">Multiplayer Support</text:span></text:span><text:span text:style-name="T13"> – The game should allow </text:span><text:span text:style-name="T15">user to start a match online with other player and friends.</text:span><text:span text:style-name="T13"> </text:span></text:p>
      <text:p text:style-name="P14"><text:span text:style-name="T13"/></text:p>
      <text:p text:style-name="P27"><text:span text:style-name="T2">2.</text:span><text:span text:style-name="T3">2</text:span><text:span text:style-name="T2"> </text:span><text:span text:style-name="T3">Non-</text:span><text:span text:style-name="T2">Functional Requirements</text:span></text:p>
      <text:p text:style-name="P27"><text:span text:style-name="Strong_20_Emphasis"><text:span text:style-name="T4"/></text:span></text:p>
      <text:p text:style-name="P27"><text:span text:style-name="Strong_20_Emphasis"><text:span text:style-name="T4">Performance &amp; Efficiency</text:span></text:span></text:p>
      <text:p text:style-name="P27"><text:span text:style-name="Strong_20_Emphasis"><text:span text:style-name="T4"/></text:span></text:p>
      <text:p text:style-name="P27"><text:span text:style-name="Strong_20_Emphasis"><text:span text:style-name="T10">Smooth Graphics Rendering</text:span></text:span><text:span text:style-name="T10"> – The chessboard and pieces must be rendered efficiently using without noticeable lag or stuttering.</text:span></text:p>
      <text:p text:style-name="P27"><text:span text:style-name="Strong_20_Emphasis"><text:span text:style-name="T10"/></text:span></text:p>
      <text:p text:style-name="P27"><text:span text:style-name="Strong_20_Emphasis"><text:span text:style-name="T10">Low Resource Usage</text:span></text:span><text:span text:style-name="T10"> – The application should run with minimal CPU and memory consumption to ensure smooth performance on mid-range systems</text:span></text:p>
      <text:p text:style-name="P27"><text:span text:style-name="Strong_20_Emphasis"><text:span text:style-name="T10"/></text:span></text:p>
      <text:p text:style-name="P27"><text:span text:style-name="Strong_20_Emphasis"><text:span text:style-name="T10">Fast Move Processing</text:span></text:span><text:span text:style-name="T10"> – Moves should be validated and executed within milliseconds to maintain a seamless user experience.</text:span></text:p>
      <text:p text:style-name="P27"><text:span text:style-name="Strong_20_Emphasis"><text:span text:style-name="T12"/></text:span></text:p>
      <text:p text:style-name="P27"><text:span text:style-name="Strong_20_Emphasis"><text:span text:style-name="T5">Usability &amp; Accessibility</text:span></text:span></text:p>
      <text:p text:style-name="P27"><text:span text:style-name="Strong_20_Emphasis"><text:span text:style-name="T12"/></text:span></text:p>
      <text:p text:style-name="P27"><text:span text:style-name="Strong_20_Emphasis"><text:span text:style-name="T10">User-Friendly Interface</text:span></text:span><text:span text:style-name="T10"> – The game UI must be intuitive, allowing players to easily select and move pieces.</text:span></text:p>
      <text:p text:style-name="P27"><text:span text:style-name="Strong_20_Emphasis"><text:span text:style-name="T10"/></text:span></text:p>
      <text:p text:style-name="P27"><text:span text:style-name="Strong_20_Emphasis"><text:span text:style-name="T10">Clear Visual Cues</text:span></text:span><text:span text:style-name="T10"> – Highlighting of legal moves, selected pieces, and check/checkmate conditions must be easily distinguishable.</text:span></text:p>
      <text:p text:style-name="P27"><text:soft-page-break/><text:span text:style-name="Strong_20_Emphasis"><text:span text:style-name="T10"/></text:span></text:p>
      <text:p text:style-name="P27"><text:span text:style-name="Strong_20_Emphasis"><text:span text:style-name="T10">Configurable Settings</text:span></text:span><text:span text:style-name="T10"> – Players should be able to adjust board themes, piece styles, and other UI preferences.</text:span></text:p>
      <text:p text:style-name="P27"><text:span text:style-name="T10"/></text:p>
      <text:p text:style-name="P27"><text:span text:style-name="Strong_20_Emphasis"><text:span text:style-name="T10">Keyboard Shortcuts</text:span></text:span><text:span text:style-name="T10"> – Key bindings for actions like undo, redo, and </text:span><text:span text:style-name="T11">board flip</text:span><text:span text:style-name="T10"> should be available.</text:span></text:p>
      <text:h text:style-name="P1" text:outline-level="3"><text:span text:style-name="Strong_20_Emphasis"><text:span text:style-name="T12"/></text:span></text:h>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22:00:15.965000000</meta:creation-date>
    <dc:date>2025-03-05T22:51:48.612000000</dc:date>
    <meta:editing-duration>PT37M59S</meta:editing-duration>
    <meta:editing-cycles>23</meta:editing-cycles>
    <meta:generator>LibreOffice/24.2.2.2$Windows_X86_64 LibreOffice_project/d56cc158d8a96260b836f100ef4b4ef25d6f1a01</meta:generator>
    <meta:document-statistic meta:table-count="0" meta:image-count="0" meta:object-count="0" meta:page-count="3" meta:paragraph-count="39" meta:word-count="609" meta:character-count="3931" meta:non-whitespace-character-count="3290"/>
  </office:meta>
</office:document-meta>
</file>